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officeooo:rsid="001ac4eb" officeooo:paragraph-rsid="001ac4eb" style:font-size-asian="13.1000003814697pt" style:font-size-complex="15pt"/>
    </style:style>
    <style:style style:name="P2" style:family="paragraph" style:parent-style-name="Standard">
      <style:paragraph-properties fo:text-align="center" style:justify-single-word="false"/>
      <style:text-properties fo:font-size="15pt" style:text-underline-style="none" fo:font-weight="bold" officeooo:rsid="001ac4eb" officeooo:paragraph-rsid="001ac4eb"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none" fo:font-weight="bold" officeooo:rsid="001bbe2d" officeooo:paragraph-rsid="001bbe2d"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none" fo:font-weight="bold" officeooo:rsid="001d05b8" officeooo:paragraph-rsid="001d05b8"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none" fo:font-weight="bold" officeooo:rsid="0024df85" officeooo:paragraph-rsid="0024df85"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style:text-underline-style="none" fo:font-weight="bold" officeooo:rsid="00276c03" officeooo:paragraph-rsid="00276c03"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none" fo:font-weight="bold" officeooo:rsid="002b5214" officeooo:paragraph-rsid="002b5214"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ac4eb" officeooo:paragraph-rsid="001ac4e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bbe2d" officeooo:paragraph-rsid="001bbe2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c72e3" officeooo:paragraph-rsid="001c72e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d05b8" officeooo:paragraph-rsid="001d05b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d8a18" officeooo:paragraph-rsid="001d8a1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073cd" officeooo:paragraph-rsid="002073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109b7" officeooo:paragraph-rsid="002109b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169fc" officeooo:paragraph-rsid="002169f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312f0" officeooo:paragraph-rsid="002312f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4df85" officeooo:paragraph-rsid="0024df8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51c12" officeooo:paragraph-rsid="00251c1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68907" officeooo:paragraph-rsid="0026890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76c03" officeooo:paragraph-rsid="00276c0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285551" officeooo:paragraph-rsid="0028555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9daf4" officeooo:paragraph-rsid="0029daf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b5214" officeooo:paragraph-rsid="002b521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c24e6" officeooo:paragraph-rsid="002c24e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dc8e5" officeooo:paragraph-rsid="002dc8e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dc8e5" officeooo:paragraph-rsid="002f9b1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30e96d" officeooo:paragraph-rsid="0030e96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20716" officeooo:paragraph-rsid="0032071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3266cf" officeooo:paragraph-rsid="003266c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3355f5" officeooo:paragraph-rsid="003355f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338791" officeooo:paragraph-rsid="0033879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3e1d7" officeooo:paragraph-rsid="0033e1d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34d2d7" officeooo:paragraph-rsid="0034d2d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6c629" officeooo:paragraph-rsid="0036c629"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5pt" style:text-underline-style="none" fo:font-weight="bold" officeooo:rsid="003266cf" officeooo:paragraph-rsid="003266cf" style:font-size-asian="13.1000003814697pt" style:font-weight-asian="bold" style:font-size-complex="15pt" style:font-weight-complex="bold"/>
    </style:style>
    <style:style style:name="P36" style:family="paragraph" style:parent-style-name="Standard">
      <style:paragraph-properties fo:text-align="center" style:justify-single-word="false"/>
      <style:text-properties fo:font-size="15pt" style:text-underline-style="none" fo:font-weight="bold" officeooo:rsid="0033e1d7" officeooo:paragraph-rsid="0033e1d7" style:font-size-asian="13.1000003814697pt" style:font-weight-asian="bold" style:font-size-complex="15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2073cd"/>
    </style:style>
    <style:style style:name="T4" style:family="text">
      <style:text-properties officeooo:rsid="002109b7"/>
    </style:style>
    <style:style style:name="T5" style:family="text">
      <style:text-properties officeooo:rsid="002c24e6"/>
    </style:style>
    <style:style style:name="T6" style:family="text">
      <style:text-properties officeooo:rsid="003355f5"/>
    </style:style>
    <style:style style:name="T7" style:family="text">
      <style:text-properties officeooo:rsid="0033e1d7"/>
    </style:style>
    <style:style style:name="T8" style:family="text">
      <style:text-properties officeooo:rsid="0034d2d7"/>
    </style:style>
    <style:style style:name="T9" style:family="text">
      <style:text-properties officeooo:rsid="0034d97b"/>
    </style:style>
    <style:style style:name="T10" style:family="text">
      <style:text-properties officeooo:rsid="00372c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ke Donnchad of Conachta; Guardian <text:span text:style-name="T3">and Regent </text:span>of King Cuan</text:p>
      <text:p text:style-name="P1"/>
      <text:p text:style-name="P2">1153</text:p>
      <text:p text:style-name="P2"/>
      <text:p text:style-name="P8">17 August</text:p>
      <text:p text:style-name="P8"/>
      <text:p text:style-name="P8">Cuan will stay and be raised by me. What a crazy time to be alive! Not two years ago I served Mael in the army and then when he died and his wife my cousin Sinech came to power as regent and appointed me as Duke and my son as an Earl well I didnt know what to believe. Now Sinech is dead and I am afraid sinister forces are at work in Eire. I will do my best to keep Cuan alive but I have my doubts. The boy has enemies everywhere and his hunchback makes him an easy target. Not to mention I and my son would be next in line for the throne… But no! I am a good, and kind man plus I would rather serve in a great and stable realm, the realm Mael created, than to fight and rule in an unpleasant and tumoltuous kingdom.</text:p>
      <text:p text:style-name="P8"/>
      <text:p text:style-name="P8">7 November</text:p>
      <text:p text:style-name="P8"/>
      <text:p text:style-name="P8">Cuan’s 9<text:span text:style-name="T1">th</text:span> birthday. The boy spent all day stuffing himself with sweets, what a glutton. The realm feels on the brink of civil war. The men in Dublin will not listen to me, Briefe feels I am unfit to be Duke and Einar all but has declared his independence from our court….I do not feel much optimism in the 7 years ahead…</text:p>
      <text:p text:style-name="P8"/>
      <text:p text:style-name="P8">10 November</text:p>
      <text:p text:style-name="P8"/>
      <text:p text:style-name="P8">I had a long talk with Cuan and I do belive he understands the virtues of Temper. No more gluttony for the boy! Thats a relief. Raising two lads is certainly harder than just one.</text:p>
      <text:p text:style-name="P8"/>
      <text:p text:style-name="P3">1154</text:p>
      <text:p text:style-name="P3"/>
      <text:p text:style-name="P9">28 January</text:p>
      <text:p text:style-name="P9"/>
      <text:p text:style-name="P9">King Olav II of England has died and been suceeded by his son King Halkjell.</text:p>
      <text:p text:style-name="P9"/>
      <text:p text:style-name="P9">23 February</text:p>
      <text:p text:style-name="P9"/>
      <text:p text:style-name="P9">The various lords and earls of Eire have recognized me as Cuan’s heir apparent. This is at least a step towards safety for me. Still Dublin will not listen to my command and there are many factions across the isles vying for independence or usurption. My hands are tied as my levies are only some 1500 strong.</text:p>
      <text:p text:style-name="P9"/>
      <text:p text:style-name="P9">4 April</text:p>
      <text:p text:style-name="P9"/>
      <text:p text:style-name="P9">The germans in Dublin have succeeded in promoting Mael’s court jester Gunzelin to the throne of Westmeathe! He has taken an irish wife and sworn to uphold the dynasty of Mael and Cuan. Mael would be rolling in his grave right now! A german in old Westmeathe! He does not have any ties to the Kaisar thank God and he does seem to have his heart in the right place. Part of me is glad the young jester finally got a brake from juggling but damn!</text:p>
      <text:p text:style-name="P9"><text:soft-page-break/></text:p>
      <text:p text:style-name="P10">22 June</text:p>
      <text:p text:style-name="P10"/>
      <text:p text:style-name="P10">Finally I have been recognized as the temporary political power for Cuan and made his official regent as well as guardian. My first acts are to quel the building dissent from the vassals by sending Einar on a diplomatic mission to Asia Minor and reminding the various Earl’s that they serve Cuan not the other way around.</text:p>
      <text:p text:style-name="P10"/>
      <text:p text:style-name="P11">4 November</text:p>
      <text:p text:style-name="P11"/>
      <text:p text:style-name="P11">Einar brings great news from Byzantium. Along with detailed depictions of Byzantine trade ships he tells us that the Emperor is engaged in a fierce war with a terrible foe from the far east: The Mongol! Already he has been riding to fight the eastern scourge around the Caspian Sea and we are told that while we may never have to worry the Mongols have nearly twice the power as the Muslims! My God! I can only imagine. I think I will send Einar to Italy next on another “Diplomatic Mission”</text:p>
      <text:p text:style-name="P11"/>
      <text:p text:style-name="P11">7 December</text:p>
      <text:p text:style-name="P11"/>
      <text:p text:style-name="P11">Cuan has become proud of his place in life and feels that he deserves to be King. He was born after Mael was crowned High King and had no idea of the great wars that were fought to unify our great isle. Neither does he fully understand how precarious our position still is. In time he will need to learn it all.</text:p>
      <text:p text:style-name="P11"/>
      <text:p text:style-name="P4">1155</text:p>
      <text:p text:style-name="P4"/>
      <text:p text:style-name="P11">7 January</text:p>
      <text:p text:style-name="P11"/>
      <text:p text:style-name="P11">Cuan climbs even the tallest trees in our gardens and then will capture the snakes at the top! <text:s/>He is become quite brave and I am glad for it.</text:p>
      <text:p text:style-name="P11"/>
      <text:p text:style-name="P12">8 March</text:p>
      <text:p text:style-name="P12"/>
      <text:p text:style-name="P13">The Duke of Picarde has become King of France! King Rorgan of house Capet has managed to stay in control of Aquataine and the French holdings in Hispania namely Valencia and the Isles of Mallorca (leading to his being refered to as King of Valencia in jest and in truth) but has lost support among the northern vassals and even in Paris itself! Rorgan continues to fight but <text:span text:style-name="T4">Simon of Picarde has entirely secured his position in Paris and the outlying communites. Simon also moves to further consolodate his holdings by moving of Normandy (still a tributary to the old Viking warlords of And) and seeks to take Aquataine as well. Should he succeed Simon would be the first French King of West Francia in 200 years since the beginning of the Viking Raids and their subsequent vassalization of Normandy which persists to this day. (Though the English King himself is a descendant of the Viking’s and he owns land still in Norway he does not consider himself a “Viking”)</text:span></text:p>
      <text:p text:style-name="P13"/>
      <text:p text:style-name="P14">12 April</text:p>
      <text:p text:style-name="P14"/>
      <text:p text:style-name="P14">I received word that the earl of Muaidhe saught to take my place as Duke of Conachta. I sent to have him arrested but he fled to Scottland! I spoke with his son who swore to be loyal and then granted him the title Earl of Muaidhe. Until Cuan comes of age I will do as his mother and deal harshly with any <text:soft-page-break/>tendencies to rebel. It is wise and we must show full commitment to allow Cuan to regain the full power that was once his father. High King of all Eire!</text:p>
      <text:p text:style-name="P14"/>
      <text:p text:style-name="P15">24 May</text:p>
      <text:p text:style-name="P15"/>
      <text:p text:style-name="P15">While I remain Steward and Regent of Eire I have made it a priority to build new great buildings in our land. We have now had peace for 5 years since the fall of Fearghus Ua Brian and as long as no vassals get too uppity we will enjoy the fruits of peace for a long time to come. Mael was indeed a great man and I am honored to care for his son in the capacity granted to me by God.</text:p>
      <text:p text:style-name="P15"/>
      <text:p text:style-name="P16">25 August</text:p>
      <text:p text:style-name="P16"/>
      <text:p text:style-name="P16">The men of Ulaidhe have invaded Galloway… Claiming that Ronald is a weak and innefective king for Scottland and seeking to secure Irish trade ports along the British Coast. They acted without my authority but as long as I need not concern myself with it, it’s none of my buisiness. I am worried this power grab was orchestrated by Einar, though still away in Italy, he certainly must have his eye on the throne and thinks that this will help him get there…</text:p>
      <text:p text:style-name="P16"/>
      <text:p text:style-name="P5">1156</text:p>
      <text:p text:style-name="P5"/>
      <text:p text:style-name="P17">7 February</text:p>
      <text:p text:style-name="P17"/>
      <text:p text:style-name="P17">I have begun teaching Cuan the principles of Rule by Law. He understands that as King he will need to be a fair and just ruler.</text:p>
      <text:p text:style-name="P17"/>
      <text:p text:style-name="P17">10 February</text:p>
      <text:p text:style-name="P17"/>
      <text:p text:style-name="P17">Cuan has been obsessed with making everything about being equal. I had to explain to him that “just” is only a human idea we created and that at the end of the day nothing is truly equal. He may have lost his belief in justice…</text:p>
      <text:p text:style-name="P17"/>
      <text:p text:style-name="P17">17 April</text:p>
      <text:p text:style-name="P17"/>
      <text:p text:style-name="P17">Dunbar has been taken by the English and the soldiers of Einar have occupied Galloway over winter. Though Ronald has not capitulated yet I suspect he will not be able to over-power the men of Ulaidhe. As a result of these recent developments I have sent my Chancellor that distant relation of William the Conqueror to the Isle of Man to speak with the Duke there and inquire as to the possibility of their joining sides with Ireland. Besides, if Scottland’s power should wane shouldn’t ours wax?</text:p>
      <text:p text:style-name="P17"/>
      <text:p text:style-name="P18">23 June</text:p>
      <text:p text:style-name="P18"/>
      <text:p text:style-name="P18">Scottish soldiers have landed in Ireland. I have the King’s word that they seek only to destroy Einar’s war making capabilities and he has not quarrel with me or Cuan. He better keep his word…</text:p>
      <text:p text:style-name="P18"/>
      <text:p text:style-name="P19">8 October</text:p>
      <text:p text:style-name="P19"/>
      <text:p text:style-name="P19">After months of conflic<text:span text:style-name="T5">t</text:span> Eianar has driven the Scottish from Ireland and now proceeds BACK to Scottland in his war. He will be victorious I am sure… I have also decided it is not my buisiness to <text:soft-page-break/>meddle in the affairs of the Scottish Crown. Ronald is off to a poor start for sure but I am only a regent, not a King and I must be careful to check my own power. The outcome of this war will be Cuan’s to decide only. The trip to the Isle of Man was a waste of time, better spent feasting and winning the opinions over of the vassals…</text:p>
      <text:p text:style-name="P19"/>
      <text:p text:style-name="P6">1157</text:p>
      <text:p text:style-name="P6"/>
      <text:p text:style-name="P20">2 January</text:p>
      <text:p text:style-name="P20"/>
      <text:p text:style-name="P20">With the new year Duke Einar “The Lame” still fights in Scottland. This conquest will cement his position as our most powerful vassal but will also expand the glory of Ireland outside even our own Isle plust Ronald still has not become angry at me or the Kingdom in general thinking (correctly) that Einar fights as a rouge for Galloway.</text:p>
      <text:p text:style-name="P20"/>
      <text:p text:style-name="P20">28 February</text:p>
      <text:p text:style-name="P20"/>
      <text:p text:style-name="P20">Cuan is only 12 years old and I had to do something. His father had the power to revoke our titles as vassals and I could not let it continue. I announced, my first major decree of any substance, that effective imidiatly the power of the crown in Eire is minimal. That vassals shall operate as a law unto themselves and rule their lands as a petty Kingdom. I am not sure Cuan fully understands the implications but when he does, he will be angry with me I am sure. I did this out of need for security for myself and my son the Duke of Laigan. The other vassals were very pleased to hear this decree especially Einar.</text:p>
      <text:p text:style-name="P20"/>
      <text:p text:style-name="P21">8 April</text:p>
      <text:p text:style-name="P21"/>
      <text:p text:style-name="P21">The Kaisar has invaded the papacy in an effort to install his own personal pope as pope of all Europe!</text:p>
      <text:p text:style-name="P21"/>
      <text:p text:style-name="P21">15 June</text:p>
      <text:p text:style-name="P21"/>
      <text:p text:style-name="P21">In France Simon of Picarde and Rorgan of Valencia have entered a truce. For the next 5 years, at least, they will stop fighting and divide the Kingdom of France from Aquitaine. Simon will remain “King of France” and remain in the grand city of Paris though, in a stunning show of good faith, Rorgan will be allowed to keep the royal Capetian Palace in Senlis and from there may stay and rule over his Kingdom, now reffered to as Valencia as the Hispanic provinces are his strongest supporters. A shocking turn of events as just a few years ago Simon threatened to take all of Aquitaine from Rorgan. The Norwegian Normans are surely putting up more of a fight than Simon expected…</text:p>
      <text:p text:style-name="P21"/>
      <text:p text:style-name="P22">30 June</text:p>
      <text:p text:style-name="P22"/>
      <text:p text:style-name="P22">News is that the Kaisar has crossed the Rubiocorn! I will never bow to this anti-pope but he now sits in Roma. Word is it that Urbanus II has fled to the Kingdom of Leon.</text:p>
      <text:p text:style-name="P22"/>
      <text:p text:style-name="P22">14 July</text:p>
      <text:p text:style-name="P22"/>
      <text:p text:style-name="P22">A sad time for Christians. The holy land has erupted into factional warfare. Christians kill christians, Muslims kill each other, and every other combination imaginable including Jews, Gentiles, and poor merchants caught in the crossfire. The old powers of the Knights Templar seem scattered to the winds <text:soft-page-break/>as they raid eachother on the orders of the highest bidder, and with the papacy in question another Crusade seems doubtful…</text:p>
      <text:p text:style-name="P22"/>
      <text:p text:style-name="P22">4 August</text:p>
      <text:p text:style-name="P22"/>
      <text:p text:style-name="P22">Our Norman Chancellor has passed away. I have promoted the bishop of Cill Dara to be our new Chancellor and sent him to Leix, the den of rebellion where Fearghus was King…</text:p>
      <text:p text:style-name="P22"/>
      <text:p text:style-name="P23">21 December</text:p>
      <text:p text:style-name="P23"><text:line-break/>Cuan has become quite Ill and may be loosing his mind, or may just be a teenager haha. He told me he wants Aine to be Queen after he dies in bed, not I. I aknowlege his request but remnind him under our new laws he is only 1 vote of 4. He was pissed when I closed the door on him…</text:p>
      <text:p text:style-name="P23"/>
      <text:p text:style-name="P7">1158</text:p>
      <text:p text:style-name="P7"/>
      <text:p text:style-name="P23">5 April</text:p>
      <text:p text:style-name="P23"/>
      <text:p text:style-name="P23">The young King Cuan has finnally been feeling himself again and is no longer ill. He still dislikes me though, but since I lowered the power of his crown even when he comes of age there is little he can do about it…</text:p>
      <text:p text:style-name="P23"/>
      <text:p text:style-name="P23">10 April</text:p>
      <text:p text:style-name="P23"/>
      <text:p text:style-name="P23">Cuan asked me why the church has so much money when everyone else outside our castle was so poor. I told him it was because following Christ was the most important thing a young boy can do. He took it to heart and has become quite zealous.</text:p>
      <text:p text:style-name="P23"/>
      <text:p text:style-name="P24">8 May</text:p>
      <text:p text:style-name="P24"/>
      <text:p text:style-name="P24">A final alliance of Scottish soldiers have arrived in Galloway to evict Einar. After 2 and a half years of occupation I doubt Ronald can defeat Einar but anything is possible..</text:p>
      <text:p text:style-name="P24"/>
      <text:p text:style-name="P24">12 May</text:p>
      <text:p text:style-name="P24"/>
      <text:p text:style-name="P24">Now that Simon of Picarde King of France has turned his undivided attention towards the Norman Front the Normans are being defeated. The counties of Caen and Mortain have already petitioned Halkjell King of England to defend them which of course the Norwegian King was obliged to do. Simon certainly lacks the power to contend with England but he does seem close to closing in victory over Normandy. At long last the era of Viking power of Western Europe has ended!</text:p>
      <text:p text:style-name="P24"/>
      <text:p text:style-name="P24">18 August</text:p>
      <text:p text:style-name="P24"/>
      <text:p text:style-name="P24">Scottland has surrended Galloway to Einar. I have sent a request to the Duke of Uaidhe that he promise these lands are taken in the name of and for King Cuan of Eire…</text:p>
      <text:p text:style-name="P24"/>
      <text:p text:style-name="P25">29 August</text:p>
      <text:p text:style-name="P26"><text:soft-page-break/>Eianar has raised his flag in rebellion. Declaring Cuan to be a damned hunchback spoiled brat with no right to any of his lands let alone the high kingship of Eire. That Einar the Lame with only one foot could rule better in one day than Cuan will ever in his life. I send summnons to raise the levies. 8 years of peace on our fair isle are now interrupted by this? Brother fighting brother and a family at war with itself. Begun has the Irish Civil War of 1158 while Cuan is only 13…</text:p>
      <text:p text:style-name="P26"/>
      <text:p text:style-name="P27">30 August</text:p>
      <text:p text:style-name="P27"/>
      <text:p text:style-name="P27">The situation has...become much worse. The earls of Southern Mumu have decided they want no part of our Kingdom as well and were happier independent. Not only will they provide not soldiers for Cuan’s cause, they will join Einar in rebellion. I have sent for Cuan and myself to be loaded onto ships and smuggled into Dublin rather than cross through Cill Dara and Westmeathe. I fear the germans are at work as well and I would rather we arrive in the city together and suddenly to muster our support!</text:p>
      <text:p text:style-name="P27"/>
      <text:p text:style-name="P28">25 September</text:p>
      <text:p text:style-name="P28"/>
      <text:p text:style-name="P28">The grand army of King Cuan is fully summoned at castle Dublin! 6700 proud fighitng Irish are gathered and ready to save the legacy of Mael by destroying the rebellion. Tonight we march to Cill Dara and meet the armies of Mael who has arlready with great speed marched from Ulaidhe. We move quickly to nip the rebellion in the bud and to prevent the forces of Einar and Mumu from linking and allying with eachother. To War Long Live King Cuan!</text:p>
      <text:p text:style-name="P28"/>
      <text:p text:style-name="P28">14 October</text:p>
      <text:p text:style-name="P28"/>
      <text:p text:style-name="P28">We engaged Einars soldiers on the east banks of the River Shannon while he crossed into Ui Maine. We were able to destroy nearly half of his men but the rest fled across the river. My commanders decided to regroup on the East side and then proceed down the west coast in pursuit of Einar. I am worried they will encounter soldiers of Mumu as well…</text:p>
      <text:p text:style-name="P28"/>
      <text:p text:style-name="P29">7 November</text:p>
      <text:p text:style-name="P29"/>
      <text:p text:style-name="P29">Cuan’s 14<text:span text:style-name="T1">th</text:span> birthday. The boy who’s started all this beating of the war drum, seems almost like he doesnt care at all. There are people who are going to die because of this, but not him, not yet anyways, not while I am bound by god to protect and serve.</text:p>
      <text:p text:style-name="P28"/>
      <text:p text:style-name="P28">10 November</text:p>
      <text:p text:style-name="P28"/>
      <text:p text:style-name="P28">Mumu has besieged the city of Bun na Raite in Tuduham!</text:p>
      <text:p text:style-name="P28"/>
      <text:p text:style-name="P29">30 November</text:p>
      <text:p text:style-name="P29"/>
      <text:p text:style-name="P29">Worse news… Einar and Mumu have delcared an alliance and begun “a general revolt to remove Cuan the hunchback from our lordship” to make matters worse our royal purse is nearly bankrupt and with the winter only begginning I am beginning to fear for the worst…</text:p>
      <text:p text:style-name="P29"/>
      <text:p text:style-name="P29">29 December</text:p>
      <text:p text:style-name="P29"/>
      <text:p text:style-name="P29"><text:soft-page-break/>A truly sad Christmas. I spent all day asking for money from those with much less than I. Spewing nonesense about supporting the King and the realm and Mael. Meanwhile our soldiers do battle in Leix with the rebels…</text:p>
      <text:p text:style-name="P29"/>
      <text:p text:style-name="P35">1159</text:p>
      <text:p text:style-name="P29"/>
      <text:p text:style-name="P29">24 January</text:p>
      <text:p text:style-name="P29"/>
      <text:p text:style-name="P29">A series of victories in our name has sent the enemy army north into Ulster. They are badly hurt but still the people in several large towns no longer respect our rule. I have sent our army <text:span text:style-name="T6">to Westmeathe to further secure their loyalty to our cause. The germans in particular are centered here since the old spy forced his son onto the throne…</text:span></text:p>
      <text:p text:style-name="P29"/>
      <text:p text:style-name="P30">19 February</text:p>
      <text:p text:style-name="P30"/>
      <text:p text:style-name="P30">The time has come to march into Ulster and destroy Einar’s den of resistance. We will remain until the war is won and we have Einar’s head in our stocks! God wills it!</text:p>
      <text:p text:style-name="P30"/>
      <text:p text:style-name="P30">17 May</text:p>
      <text:p text:style-name="P30"/>
      <text:p text:style-name="P30">As the revolt drags into nearly a year long we seem to be winning. I have split our grand army up to deal with the two seperate, but equally dangerous, powers that have disrupted our happy lands. To the north is Duke Einar mad with power and to the south are the rebellious men of Mumu who still feel themseles to be independent from the rule of Northern “High Kings”</text:p>
      <text:p text:style-name="P30"/>
      <text:p text:style-name="P31">15 June</text:p>
      <text:p text:style-name="P31"/>
      <text:p text:style-name="P31">A very well supplied group of men in Desumain southern Mumu have attacked the forces my southern army.</text:p>
      <text:p text:style-name="P31"/>
      <text:p text:style-name="P31">6 August</text:p>
      <text:p text:style-name="P31"/>
      <text:p text:style-name="P31">Over the summer our southern Army took a beating. Loosing over 1000 men in the battle of Corcaigh they have been forced to retreat north to the mouth of the River Shannon. Ulster has been quite recently.</text:p>
      <text:p text:style-name="P31"/>
      <text:p text:style-name="P31">12 September</text:p>
      <text:p text:style-name="P31"/>
      <text:p text:style-name="P31">The southern army moved and regrouped with our northern forces in the County of Briefe. They will regroup and ride south back to Mumu. </text:p>
      <text:p text:style-name="P31"/>
      <text:p text:style-name="P31">7 November</text:p>
      <text:p text:style-name="P31"/>
      <text:p text:style-name="P31">Cuan’s 15<text:span text:style-name="T1">th</text:span> birthday. <text:span text:style-name="T7">Eianar has been forced on the run (quite a feat for the lame…) after we besieged his castle.</text:span></text:p>
      <text:p text:style-name="P31"/>
      <text:p text:style-name="P32">19 November</text:p>
      <text:p text:style-name="P32"/>
      <text:p text:style-name="P32"><text:soft-page-break/>He returns with a large host… They are some 200 strong against our 4000 combined army of the King.</text:p>
      <text:p text:style-name="P32"/>
      <text:p text:style-name="P36">1160</text:p>
      <text:p text:style-name="P36"/>
      <text:p text:style-name="P32">15 February</text:p>
      <text:p text:style-name="P32"/>
      <text:p text:style-name="P32">We are now in county Oriel searching high and low for wherever Einar is hiding. Most people (read: all) respect and pay lip service to the troops of the King...(Though we have not returned to Mumu)</text:p>
      <text:p text:style-name="P32"/>
      <text:p text:style-name="P32">11 April</text:p>
      <text:p text:style-name="P32"/>
      <text:p text:style-name="P32">We took, by force, the castle of Oriel but Einar was not there. We retunr north to his home provence of Tyrone.</text:p>
      <text:p text:style-name="P32"/>
      <text:p text:style-name="P32">1 May</text:p>
      <text:p text:style-name="P32"/>
      <text:p text:style-name="P32">Another great host of Einar’s has met us in battle in Tyrone.. <text:span text:style-name="T8">But we have overpowered them.</text:span></text:p>
      <text:p text:style-name="P32"/>
      <text:p text:style-name="P33">30 June</text:p>
      <text:p text:style-name="P33"/>
      <text:p text:style-name="P33">I have ordered the soldiers to stay in Ulster for the next month before perhaps returning to Mumu, though the hostilities on our southern border have quited I still want to be sure..</text:p>
      <text:p text:style-name="P33"/>
      <text:p text:style-name="P33">11 July</text:p>
      <text:p text:style-name="P33"/>
      <text:p text:style-name="P33">The King of Valencia has died and left his young son as King. He has styled himself as King Phillipe of Aquitaine but already forces loyal to the house Capet especially centered around the Bourges and east of Paris regions surrounding Senlis have thrown themselves into Revolt against Simon in an attempt to re-instate the Capetian Monarchy. <text:span text:style-name="T9">Meanwhile word from Roma is that our new pope is the German Callistus II. No word from our old pope Urbanus. This seems almost too dreadful to believe that the Kaisar could re-install his own pope by force. Truly an affront to Christians everywhere but with Frnace currently divied who could really lead the charge against them?</text:span></text:p>
      <text:p text:style-name="P33"/>
      <text:p text:style-name="P34">12 September</text:p>
      <text:p text:style-name="P34"/>
      <text:p text:style-name="P34">War still rages across Ulster. Rebel forces seem unwilling to quit the field despite our numerous victories. I have begun preparing King Cuan to take formal control of his Kingdom and he seems to have no fear in suppressing this disdain for his rule and looks forward to doing God’s will as sole monarch of the land.</text:p>
      <text:p text:style-name="P34"/>
      <text:p text:style-name="P34">7 November</text:p>
      <text:p text:style-name="P34"/>
      <text:p text:style-name="P34">Cuan’s <text:span text:style-name="T10">birthday and marriage celbration</text:span>. I put on a grand party and welcome his wife all the way from the Byzantine Emprire: <text:s/><text:span text:style-name="T10">Princess Euphemia now Queen of Ireland. She seemed disgusted to see Cuan at first, all hunchbacked, pale, and thin but here she is, over 1000 miles from her home and now she has no choice. At this I will retire from the war room and allow Cuan to call the shots. I will return to my duty of tax collection and have no further part in Cuan’s court except as his Duke of Conachta. After witnessing his marriage and feeling the vibes in the great hall of Dublin I have a feeling that the </text:span><text:soft-page-break/><text:span text:style-name="T10">Kingship will fall to me yet, Cuan is seemingly weak and only has a real knack for hording money, none for leading, inspiring or fighting, the typical attributes of Kings. Like his father he will certainly never see combat.</text:span></text:p>
      <text:p text:style-name="P34"/>
      <text:p text:style-name="P34"/>
      <text:p text:style-name="P30"/>
      <text:p text:style-name="P30"/>
      <text:p text:style-name="P19"/>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8:36:02.843489399</meta:creation-date>
    <dc:date>2019-05-14T19:22:34.081884291</dc:date>
    <meta:editing-duration>PT21H43M48S</meta:editing-duration>
    <meta:editing-cycles>4</meta:editing-cycles>
    <meta:generator>LibreOffice/6.1.5.2$Linux_X86_64 LibreOffice_project/10$Build-2</meta:generator>
    <meta:document-statistic meta:table-count="0" meta:image-count="0" meta:object-count="0" meta:page-count="9" meta:paragraph-count="119" meta:word-count="3454" meta:character-count="18254" meta:non-whitespace-character-count="14915"/>
  </office:meta>
</office:document-meta>
</file>